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8.96pt"/>
    </style:style>
    <style:style style:name="co3" style:family="table-column">
      <style:table-column-properties fo:break-before="auto" style:column-width="220.05pt"/>
    </style:style>
    <style:style style:name="ro1" style:family="table-row">
      <style:table-row-properties style:row-height="47pt" fo:break-before="auto" style:use-optimal-row-height="true"/>
    </style:style>
    <style:style style:name="ro2" style:family="table-row">
      <style:table-row-properties style:row-height="13.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2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1" table:default-cell-style-name="ce4"/>
        <table:table-column table:style-name="co1" table:default-cell-style-name="ce6"/>
        <table:table-column table:style-name="co1" table:default-cell-style-name="ce7"/>
        <table:table-column table:style-name="co1" table:number-columns-repeated="2" table:default-cell-style-name="ce4"/>
        <table:table-column table:style-name="co1" table:default-cell-style-name="ce8"/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ervo</text:p>
          </table:table-cell>
          <table:table-cell table:style-name="ce1" office:value-type="string" calcext:value-type="string">
            <text:p>Position 1 PWM</text:p>
          </table:table-cell>
          <table:table-cell table:style-name="ce1" office:value-type="string" calcext:value-type="string">
            <text:p>Position 2 PWM</text:p>
          </table:table-cell>
          <table:table-cell table:style-name="ce1" office:value-type="string" calcext:value-type="string">
            <text:p>Position 1 Angle</text:p>
          </table:table-cell>
          <table:table-cell table:style-name="ce1" office:value-type="string" calcext:value-type="string">
            <text:p>Position 2 Angle</text:p>
          </table:table-cell>
          <table:table-cell table:style-name="ce1" office:value-type="string" calcext:value-type="string">
            <text:p>Slope (pwm/deg)</text:p>
          </table:table-cell>
          <table:table-cell table:style-name="ce5" office:value-type="string" calcext:value-type="string">
            <text:p>Center PWM Val</text:p>
          </table:table-cell>
          <table:table-cell table:style-name="ce5" office:value-type="string" calcext:value-type="string">
            <text:p>Calculated Angle at Center PWM Value</text:p>
          </table:table-cell>
          <table:table-cell table:style-name="ce1" office:value-type="string" calcext:value-type="string">
            <text:p>PWM val for negative max servo angle from center</text:p>
          </table:table-cell>
          <table:table-cell table:style-name="ce1" office:value-type="string" calcext:value-type="string">
            <text:p>PWM val for max servo angle from center</text:p>
          </table:table-cell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Direction</text:p>
          </table:table-cell>
          <table:table-cell table:style-name="ce1" office:value-type="string" calcext:value-type="string">
            <text:p>Link Descriptio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([.C2]-[.B2])/([.E2]-[.D2])" office:value-type="float" office:value="2.21111111111111" calcext:value-type="float">
            <text:p>2.21</text:p>
          </table:table-cell>
          <table:table-cell office:value-type="float" office:value="306" calcext:value-type="float">
            <text:p>306</text:p>
          </table:table-cell>
          <table:table-cell table:formula="of:=([.G2]-[.B2])/[.F2]+[.D2]" office:value-type="float" office:value="12.2110552763819" calcext:value-type="float">
            <text:p>12.21</text:p>
          </table:table-cell>
          <table:table-cell table:formula="of:=(-[.$B$15]*[.F2])+[.G2]" office:value-type="float" office:value="123.583333333333" calcext:value-type="float">
            <text:p>123.58</text:p>
          </table:table-cell>
          <table:table-cell table:formula="of:=([.$B$15]*[.F2])+[.G2]" office:value-type="float" office:value="488.416666666667" calcext:value-type="float">
            <text:p>488.42</text:p>
          </table:table-cell>
          <table:table-cell table:formula="of:=ABS([.J2]-[.I2])" office:value-type="float" office:value="364.833333333333" calcext:value-type="float">
            <text:p>364.8</text:p>
          </table:table-cell>
          <table:table-cell table:formula="of:=SIGN([.F2])" office:value-type="float" office:value="1" calcext:value-type="float">
            <text:p>1</text:p>
          </table:table-cell>
          <table:table-cell office:value-type="string" calcext:value-type="string">
            <text:p>Right front lower leg</text:p>
          </table:table-cell>
          <table:table-cell office:value-type="string" calcext:value-type="string">
            <text:p>Values in <text:span text:style-name="T1">bold</text:span><text:span text:style-name="T2"> used for servo configuration</text:span>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table:formula="of:=([.C3]-[.B3])/([.E3]-[.D3])" office:value-type="float" office:value="2.12222222222222" calcext:value-type="float">
            <text:p>2.12</text:p>
          </table:table-cell>
          <table:table-cell office:value-type="float" office:value="306" calcext:value-type="float">
            <text:p>306</text:p>
          </table:table-cell>
          <table:table-cell table:formula="of:=([.G3]-[.B3])/[.F3]+[.D3]" office:value-type="float" office:value="16.9633507853403" calcext:value-type="float">
            <text:p>16.96</text:p>
          </table:table-cell>
          <table:table-cell table:formula="of:=(-[.$B$15]*[.F3])+[.G3]" office:value-type="float" office:value="130.916666666667" calcext:value-type="float">
            <text:p>130.92</text:p>
          </table:table-cell>
          <table:table-cell table:formula="of:=([.$B$15]*[.F3])+[.G3]" office:value-type="float" office:value="481.083333333333" calcext:value-type="float">
            <text:p>481.08</text:p>
          </table:table-cell>
          <table:table-cell table:formula="of:=ABS([.J3]-[.I3])" office:value-type="float" office:value="350.166666666667" calcext:value-type="float">
            <text:p>350.2</text:p>
          </table:table-cell>
          <table:table-cell table:formula="of:=SIGN([.F3])" office:value-type="float" office:value="1" calcext:value-type="float">
            <text:p>1</text:p>
          </table:table-cell>
          <table:table-cell office:value-type="string" calcext:value-type="string">
            <text:p>Right front upper leg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formula="of:=([.C4]-[.B4])/([.E4]-[.D4])" office:value-type="float" office:value="-2.46666666666667" calcext:value-type="float">
            <text:p>-2.47</text:p>
          </table:table-cell>
          <table:table-cell office:value-type="float" office:value="306" calcext:value-type="float">
            <text:p>306</text:p>
          </table:table-cell>
          <table:table-cell table:formula="of:=([.G4]-[.B4])/[.F4]+[.D4]" office:value-type="float" office:value="30" calcext:value-type="float">
            <text:p>30.00</text:p>
          </table:table-cell>
          <table:table-cell table:formula="of:=(-[.$B$15]*[.F4])+[.G4]" office:value-type="float" office:value="509.5" calcext:value-type="float">
            <text:p>509.50</text:p>
          </table:table-cell>
          <table:table-cell table:formula="of:=([.$B$15]*[.F4])+[.G4]" office:value-type="float" office:value="102.5" calcext:value-type="float">
            <text:p>102.50</text:p>
          </table:table-cell>
          <table:table-cell table:formula="of:=ABS([.J4]-[.I4])" office:value-type="float" office:value="407" calcext:value-type="float">
            <text:p>407.0</text:p>
          </table:table-cell>
          <table:table-cell table:formula="of:=SIGN([.F4])" office:value-type="float" office:value="-1" calcext:value-type="float">
            <text:p>-1</text:p>
          </table:table-cell>
          <table:table-cell office:value-type="string" calcext:value-type="string">
            <text:p>Right front hip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([.C5]-[.B5])/([.E5]-[.D5])" office:value-type="float" office:value="2.22222222222222" calcext:value-type="float">
            <text:p>2.22</text:p>
          </table:table-cell>
          <table:table-cell office:value-type="float" office:value="306" calcext:value-type="float">
            <text:p>306</text:p>
          </table:table-cell>
          <table:table-cell table:formula="of:=([.G5]-[.B5])/[.F5]+[.D5]" office:value-type="float" office:value="83.25" calcext:value-type="float">
            <text:p>83.25</text:p>
          </table:table-cell>
          <table:table-cell table:formula="of:=(-[.$B$15]*[.F5])+[.G5]" office:value-type="float" office:value="122.666666666667" calcext:value-type="float">
            <text:p>122.67</text:p>
          </table:table-cell>
          <table:table-cell table:formula="of:=([.$B$15]*[.F5])+[.G5]" office:value-type="float" office:value="489.333333333333" calcext:value-type="float">
            <text:p>489.33</text:p>
          </table:table-cell>
          <table:table-cell table:formula="of:=ABS([.J5]-[.I5])" office:value-type="float" office:value="366.666666666667" calcext:value-type="float">
            <text:p>366.7</text:p>
          </table:table-cell>
          <table:table-cell table:formula="of:=SIGN([.F5])" office:value-type="float" office:value="1" calcext:value-type="float">
            <text:p>1</text:p>
          </table:table-cell>
          <table:table-cell office:value-type="string" calcext:value-type="string">
            <text:p>Right back lower leg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06" calcext:value-type="float">
            <text:p>306</text:p>
          </table:table-cell>
          <table:table-cell office:value-type="float" office:value="104" calcext:value-type="float">
            <text:p>104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table:formula="of:=([.C6]-[.B6])/([.E6]-[.D6])" office:value-type="float" office:value="-2.24444444444444" calcext:value-type="float">
            <text:p>-2.24</text:p>
          </table:table-cell>
          <table:table-cell office:value-type="float" office:value="306" calcext:value-type="float">
            <text:p>306</text:p>
          </table:table-cell>
          <table:table-cell table:formula="of:=([.G6]-[.B6])/[.F6]+[.D6]" office:value-type="float" office:value="-90" calcext:value-type="float">
            <text:p>-90.00</text:p>
          </table:table-cell>
          <table:table-cell table:formula="of:=(-[.$B$15]*[.F6])+[.G6]" office:value-type="float" office:value="491.166666666667" calcext:value-type="float">
            <text:p>491.17</text:p>
          </table:table-cell>
          <table:table-cell table:formula="of:=([.$B$15]*[.F6])+[.G6]" office:value-type="float" office:value="120.833333333333" calcext:value-type="float">
            <text:p>120.83</text:p>
          </table:table-cell>
          <table:table-cell table:formula="of:=ABS([.J6]-[.I6])" office:value-type="float" office:value="370.333333333333" calcext:value-type="float">
            <text:p>370.3</text:p>
          </table:table-cell>
          <table:table-cell table:formula="of:=SIGN([.F6])" office:value-type="float" office:value="-1" calcext:value-type="float">
            <text:p>-1</text:p>
          </table:table-cell>
          <table:table-cell office:value-type="string" calcext:value-type="string">
            <text:p>Right back upper leg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17" calcext:value-type="float">
            <text:p>217</text:p>
          </table:table-cell>
          <table:table-cell office:value-type="float" office:value="120" calcext:value-type="float">
            <text:p>120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table:formula="of:=([.C7]-[.B7])/([.E7]-[.D7])" office:value-type="float" office:value="-2.15555555555556" calcext:value-type="float">
            <text:p>-2.16</text:p>
          </table:table-cell>
          <table:table-cell office:value-type="float" office:value="306" calcext:value-type="float">
            <text:p>306</text:p>
          </table:table-cell>
          <table:table-cell table:formula="of:=([.G7]-[.B7])/[.F7]+[.D7]" office:value-type="float" office:value="-86.2886597938144" calcext:value-type="float">
            <text:p>-86.29</text:p>
          </table:table-cell>
          <table:table-cell table:formula="of:=(-[.$B$15]*[.F7])+[.G7]" office:value-type="float" office:value="483.833333333333" calcext:value-type="float">
            <text:p>483.83</text:p>
          </table:table-cell>
          <table:table-cell table:formula="of:=([.$B$15]*[.F7])+[.G7]" office:value-type="float" office:value="128.166666666667" calcext:value-type="float">
            <text:p>128.17</text:p>
          </table:table-cell>
          <table:table-cell table:formula="of:=ABS([.J7]-[.I7])" office:value-type="float" office:value="355.666666666667" calcext:value-type="float">
            <text:p>355.7</text:p>
          </table:table-cell>
          <table:table-cell table:formula="of:=SIGN([.F7])" office:value-type="float" office:value="-1" calcext:value-type="float">
            <text:p>-1</text:p>
          </table:table-cell>
          <table:table-cell office:value-type="string" calcext:value-type="string">
            <text:p>Right back hip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42" calcext:value-type="float">
            <text:p>342</text:p>
          </table:table-cell>
          <table:table-cell office:value-type="float" office:value="124" calcext:value-type="float">
            <text:p>124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table:formula="of:=([.C8]-[.B8])/([.E8]-[.D8])" office:value-type="float" office:value="-2.42222222222222" calcext:value-type="float">
            <text:p>-2.42</text:p>
          </table:table-cell>
          <table:table-cell office:value-type="float" office:value="306" calcext:value-type="float">
            <text:p>306</text:p>
          </table:table-cell>
          <table:table-cell table:formula="of:=([.G8]-[.B8])/[.F8]+[.D8]" office:value-type="float" office:value="-75.1376146788991" calcext:value-type="float">
            <text:p>-75.14</text:p>
          </table:table-cell>
          <table:table-cell table:formula="of:=(-[.$B$15]*[.F8])+[.G8]" office:value-type="float" office:value="505.833333333333" calcext:value-type="float">
            <text:p>505.83</text:p>
          </table:table-cell>
          <table:table-cell table:formula="of:=([.$B$15]*[.F8])+[.G8]" office:value-type="float" office:value="106.166666666667" calcext:value-type="float">
            <text:p>106.17</text:p>
          </table:table-cell>
          <table:table-cell table:formula="of:=ABS([.J8]-[.I8])" office:value-type="float" office:value="399.666666666667" calcext:value-type="float">
            <text:p>399.7</text:p>
          </table:table-cell>
          <table:table-cell table:formula="of:=SIGN([.F8])" office:value-type="float" office:value="-1" calcext:value-type="float">
            <text:p>-1</text:p>
          </table:table-cell>
          <table:table-cell office:value-type="string" calcext:value-type="string">
            <text:p>Left back lower leg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93" calcext:value-type="float">
            <text:p>29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([.C9]-[.B9])/([.E9]-[.D9])" office:value-type="float" office:value="-2.1" calcext:value-type="float">
            <text:p>-2.10</text:p>
          </table:table-cell>
          <table:table-cell office:value-type="float" office:value="306" calcext:value-type="float">
            <text:p>306</text:p>
          </table:table-cell>
          <table:table-cell table:formula="of:=([.G9]-[.B9])/[.F9]+[.D9]" office:value-type="float" office:value="-6.19047619047619" calcext:value-type="float">
            <text:p>-6.19</text:p>
          </table:table-cell>
          <table:table-cell table:formula="of:=(-[.$B$15]*[.F9])+[.G9]" office:value-type="float" office:value="479.25" calcext:value-type="float">
            <text:p>479.25</text:p>
          </table:table-cell>
          <table:table-cell table:formula="of:=([.$B$15]*[.F9])+[.G9]" office:value-type="float" office:value="132.75" calcext:value-type="float">
            <text:p>132.75</text:p>
          </table:table-cell>
          <table:table-cell table:formula="of:=ABS([.J9]-[.I9])" office:value-type="float" office:value="346.5" calcext:value-type="float">
            <text:p>346.5</text:p>
          </table:table-cell>
          <table:table-cell table:style-name="ce3" table:formula="of:=SIGN([.F9])" office:value-type="float" office:value="-1" calcext:value-type="float">
            <text:p>-1</text:p>
          </table:table-cell>
          <table:table-cell office:value-type="string" calcext:value-type="string">
            <text:p>Left back upper leg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19" calcext:value-type="float">
            <text:p>319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formula="of:=([.C10]-[.B10])/([.E10]-[.D10])" office:value-type="float" office:value="-2.17777777777778" calcext:value-type="float">
            <text:p>-2.18</text:p>
          </table:table-cell>
          <table:table-cell office:value-type="float" office:value="306" calcext:value-type="float">
            <text:p>306</text:p>
          </table:table-cell>
          <table:table-cell table:formula="of:=([.G10]-[.B10])/[.F10]+[.D10]" office:value-type="float" office:value="5.96938775510204" calcext:value-type="float">
            <text:p>5.97</text:p>
          </table:table-cell>
          <table:table-cell table:formula="of:=(-[.$B$15]*[.F10])+[.G10]" office:value-type="float" office:value="485.666666666667" calcext:value-type="float">
            <text:p>485.67</text:p>
          </table:table-cell>
          <table:table-cell table:formula="of:=([.$B$15]*[.F10])+[.G10]" office:value-type="float" office:value="126.333333333333" calcext:value-type="float">
            <text:p>126.33</text:p>
          </table:table-cell>
          <table:table-cell table:formula="of:=ABS([.J10]-[.I10])" office:value-type="float" office:value="359.333333333333" calcext:value-type="float">
            <text:p>359.3</text:p>
          </table:table-cell>
          <table:table-cell table:formula="of:=SIGN([.F10])" office:value-type="float" office:value="-1" calcext:value-type="float">
            <text:p>-1</text:p>
          </table:table-cell>
          <table:table-cell office:value-type="string" calcext:value-type="string">
            <text:p>Left back hip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table:formula="of:=([.C11]-[.B11])/([.E11]-[.D11])" office:value-type="float" office:value="-2.22222222222222" calcext:value-type="float">
            <text:p>-2.22</text:p>
          </table:table-cell>
          <table:table-cell office:value-type="float" office:value="306" calcext:value-type="float">
            <text:p>306</text:p>
          </table:table-cell>
          <table:table-cell table:formula="of:=([.G11]-[.B11])/[.F11]+[.D11]" office:value-type="float" office:value="-65.7" calcext:value-type="float">
            <text:p>-65.70</text:p>
          </table:table-cell>
          <table:table-cell table:formula="of:=(-[.$B$15]*[.F11])+[.G11]" office:value-type="float" office:value="489.333333333333" calcext:value-type="float">
            <text:p>489.33</text:p>
          </table:table-cell>
          <table:table-cell table:formula="of:=([.$B$15]*[.F11])+[.G11]" office:value-type="float" office:value="122.666666666667" calcext:value-type="float">
            <text:p>122.67</text:p>
          </table:table-cell>
          <table:table-cell table:formula="of:=ABS([.J11]-[.I11])" office:value-type="float" office:value="366.666666666667" calcext:value-type="float">
            <text:p>366.7</text:p>
          </table:table-cell>
          <table:table-cell table:formula="of:=SIGN([.F11])" office:value-type="float" office:value="-1" calcext:value-type="float">
            <text:p>-1</text:p>
          </table:table-cell>
          <table:table-cell office:value-type="string" calcext:value-type="string">
            <text:p>Left front lower leg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86" calcext:value-type="float">
            <text:p>286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([.C12]-[.B12])/([.E12]-[.D12])" office:value-type="float" office:value="2.31111111111111" calcext:value-type="float">
            <text:p>2.31</text:p>
          </table:table-cell>
          <table:table-cell office:value-type="float" office:value="306" calcext:value-type="float">
            <text:p>306</text:p>
          </table:table-cell>
          <table:table-cell table:formula="of:=([.G12]-[.B12])/[.F12]+[.D12]" office:value-type="float" office:value="8.65384615384616" calcext:value-type="float">
            <text:p>8.65</text:p>
          </table:table-cell>
          <table:table-cell table:formula="of:=(-[.$B$15]*[.F12])+[.G12]" office:value-type="float" office:value="115.333333333333" calcext:value-type="float">
            <text:p>115.33</text:p>
          </table:table-cell>
          <table:table-cell table:formula="of:=([.$B$15]*[.F12])+[.G12]" office:value-type="float" office:value="496.666666666667" calcext:value-type="float">
            <text:p>496.67</text:p>
          </table:table-cell>
          <table:table-cell table:formula="of:=ABS([.J12]-[.I12])" office:value-type="float" office:value="381.333333333333" calcext:value-type="float">
            <text:p>381.3</text:p>
          </table:table-cell>
          <table:table-cell table:formula="of:=SIGN([.F12])" office:value-type="float" office:value="1" calcext:value-type="float">
            <text:p>1</text:p>
          </table:table-cell>
          <table:table-cell office:value-type="string" calcext:value-type="string">
            <text:p>Left front upper leg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73" calcext:value-type="float">
            <text:p>373</text:p>
          </table:table-cell>
          <table:table-cell office:value-type="float" office:value="269" calcext:value-type="float">
            <text:p>269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table:formula="of:=([.C13]-[.B13])/([.E13]-[.D13])" office:value-type="float" office:value="-2.31111111111111" calcext:value-type="float">
            <text:p>-2.31</text:p>
          </table:table-cell>
          <table:table-cell office:value-type="float" office:value="306" calcext:value-type="float">
            <text:p>306</text:p>
          </table:table-cell>
          <table:table-cell table:formula="of:=([.G13]-[.B13])/[.F13]+[.D13]" office:value-type="float" office:value="-16.0096153846154" calcext:value-type="float">
            <text:p>-16.01</text:p>
          </table:table-cell>
          <table:table-cell table:formula="of:=(-[.$B$15]*[.F13])+[.G13]" office:value-type="float" office:value="496.666666666667" calcext:value-type="float">
            <text:p>496.67</text:p>
          </table:table-cell>
          <table:table-cell table:formula="of:=([.$B$15]*[.F13])+[.G13]" office:value-type="float" office:value="115.333333333333" calcext:value-type="float">
            <text:p>115.33</text:p>
          </table:table-cell>
          <table:table-cell table:formula="of:=ABS([.J13]-[.I13])" office:value-type="float" office:value="381.333333333333" calcext:value-type="float">
            <text:p>381.3</text:p>
          </table:table-cell>
          <table:table-cell table:formula="of:=SIGN([.F13])" office:value-type="float" office:value="-1" calcext:value-type="float">
            <text:p>-1</text:p>
          </table:table-cell>
          <table:table-cell office:value-type="string" calcext:value-type="string">
            <text:p>Left front hip</text:p>
          </table:table-cell>
          <table:table-cell/>
        </table:table-row>
        <table:table-row table:style-name="ro3"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" office:value-type="string" calcext:value-type="string">
            <text:p>Max Permissible Servo Angle, deg</text:p>
          </table:table-cell>
          <table:table-cell table:style-name="ce3" office:value-type="float" office:value="82.5" calcext:value-type="float">
            <text:p>82.5</text:p>
          </table:table-cell>
          <table:table-cell table:number-columns-repeated="3"/>
          <table:table-cell table:style-name="Default" table:number-columns-repeated="7"/>
          <table:table-cell table:number-columns-repeated="2"/>
        </table:table-row>
        <table:table-row table:style-name="ro3" table:number-rows-repeated="3"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3">
          <table:table-cell table:style-name="ce1" table:number-columns-repeated="6"/>
          <table:table-cell table:style-name="ce5" table:number-columns-repeated="2"/>
          <table:table-cell table:style-name="ce1" table:number-columns-repeated="2"/>
          <table:table-cell table:style-name="ce5" table:number-columns-repeated="2"/>
          <table:table-cell table:style-name="ce1"/>
          <table:table-cell/>
        </table:table-row>
        <table:table-row table:style-name="ro3" table:number-rows-repeated="7">
          <table:table-cell table:number-columns-repeated="14"/>
        </table:table-row>
        <table:table-row table:style-name="ro3">
          <table:table-cell table:number-columns-repeated="11"/>
          <table:table-cell table:style-name="ce3"/>
          <table:table-cell table:number-columns-repeated="2"/>
        </table:table-row>
        <table:table-row table:style-name="ro3" table:number-rows-repeated="4">
          <table:table-cell table:number-columns-repeated="14"/>
        </table:table-row>
        <table:table-row table:style-name="ro3"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3">
          <table:table-cell table:style-name="ce2"/>
          <table:table-cell table:style-name="ce3"/>
          <table:table-cell table:number-columns-repeated="3"/>
          <table:table-cell table:style-name="Default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 style:data-style-name="N2" text:time-value="21:36:56.444517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30T21:36:56.607783446</meta:creation-date>
    <meta:editing-duration>PT16H52M55S</meta:editing-duration>
    <meta:editing-cycles>3</meta:editing-cycles>
    <meta:generator>LibreOffice/6.0.7.3$Linux_AARCH64 LibreOffice_project/00m0$Build-3</meta:generator>
    <dc:date>2022-12-01T16:21:41.013964701</dc:date>
    <meta:document-statistic meta:table-count="1" meta:cell-count="172" meta:object-count="0"/>
  </office:meta>
</office:document-meta>
</file>